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4648" officeooo:paragraph-rsid="000c4648"/>
    </style:style>
    <style:style style:name="P2" style:family="paragraph" style:parent-style-name="Standard">
      <style:text-properties fo:font-weight="bold" officeooo:rsid="000c4648" officeooo:paragraph-rsid="000c4648" style:font-weight-asian="bold" style:font-weight-complex="bold"/>
    </style:style>
    <style:style style:name="P3" style:family="paragraph" style:parent-style-name="Standard">
      <style:text-properties fo:font-weight="bold" officeooo:rsid="000dc2d3" officeooo:paragraph-rsid="000dc2d3" style:font-weight-asian="bold" style:font-weight-complex="bold"/>
    </style:style>
    <style:style style:name="P4" style:family="paragraph" style:parent-style-name="Standard">
      <style:text-properties fo:font-weight="bold" officeooo:rsid="00119cdf" officeooo:paragraph-rsid="00119cdf" style:font-weight-asian="bold" style:font-weight-complex="bold"/>
    </style:style>
    <style:style style:name="P5" style:family="paragraph" style:parent-style-name="Standard">
      <style:text-properties fo:font-weight="bold" officeooo:rsid="00162a18" officeooo:paragraph-rsid="00162a18" style:font-weight-asian="bold" style:font-weight-complex="bold"/>
    </style:style>
    <style:style style:name="P6" style:family="paragraph" style:parent-style-name="Standard">
      <style:text-properties officeooo:rsid="000d112c" officeooo:paragraph-rsid="000d112c"/>
    </style:style>
    <style:style style:name="P7" style:family="paragraph" style:parent-style-name="Standard">
      <style:text-properties officeooo:rsid="000dc2d3" officeooo:paragraph-rsid="000dc2d3"/>
    </style:style>
    <style:style style:name="P8" style:family="paragraph" style:parent-style-name="Standard">
      <style:text-properties fo:font-weight="normal" officeooo:rsid="000f34f5" officeooo:paragraph-rsid="000f34f5" style:font-weight-asian="normal" style:font-weight-complex="normal"/>
    </style:style>
    <style:style style:name="P9" style:family="paragraph" style:parent-style-name="Standard">
      <style:text-properties fo:font-weight="normal" officeooo:rsid="00106cd0" officeooo:paragraph-rsid="00106cd0" style:font-weight-asian="normal" style:font-weight-complex="normal"/>
    </style:style>
    <style:style style:name="P10" style:family="paragraph" style:parent-style-name="Standard">
      <style:text-properties fo:font-weight="normal" officeooo:rsid="00119cdf" officeooo:paragraph-rsid="00119cdf" style:font-weight-asian="normal" style:font-weight-complex="normal"/>
    </style:style>
    <style:style style:name="P11" style:family="paragraph" style:parent-style-name="Standard">
      <style:text-properties fo:font-weight="normal" officeooo:rsid="00135f1d" officeooo:paragraph-rsid="00135f1d" style:font-weight-asian="normal" style:font-weight-complex="normal"/>
    </style:style>
    <style:style style:name="P12" style:family="paragraph" style:parent-style-name="Standard">
      <style:text-properties fo:font-weight="normal" officeooo:rsid="00144de0" officeooo:paragraph-rsid="00144de0" style:font-weight-asian="normal" style:font-weight-complex="normal"/>
    </style:style>
    <style:style style:name="P13" style:family="paragraph" style:parent-style-name="Standard">
      <style:text-properties fo:font-weight="normal" officeooo:rsid="00180bfe" officeooo:paragraph-rsid="00180bfe" style:font-weight-asian="normal" style:font-weight-complex="normal"/>
    </style:style>
    <style:style style:name="P14" style:family="paragraph" style:parent-style-name="Standard">
      <style:text-properties fo:font-weight="normal" officeooo:rsid="0019bf8d" officeooo:paragraph-rsid="0019bf8d" style:font-weight-asian="normal" style:font-weight-complex="normal"/>
    </style:style>
    <style:style style:name="T1" style:family="text">
      <style:text-properties officeooo:rsid="00107d59"/>
    </style:style>
    <style:style style:name="T2" style:family="text">
      <style:text-properties officeooo:rsid="00156d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vens Atlantic Seaboard:</text:p>
      <text:p text:style-name="P1"><text:s/></text:p>
      <text:p text:style-name="P2">Superstars:</text:p>
      <text:p text:style-name="P1"/>
      <text:p text:style-name="P1">Adaptable: If students are to host students from places around the country, they need to be able to understand the background that each of these students comes from and adapt to the type of person they are. Each and every student will be different; have different interests, come from different areas, and have different personalities. An adaptable superstar will be able to handle all of these types of people. In addition to this, the host will have to adapt to changing situations to plan for what to do with visiting students.</text:p>
      <text:p text:style-name="P1"/>
      <text:p text:style-name="P1">Creative: A host who is able to come up with different plans on activities to do with their visitors is invaluable to the team. Situations will arise where something is closed, inclement weather prevents an event from going on, or any other interference causes the host to rethink the days plan. They need to have creative ideas for things to do in the area that people will enjoy. The ability to think on their feet and create fun events on the fly will ensure an exciting trip for visiting students, and will help to encourage students to visit again.</text:p>
      <text:p text:style-name="P1"/>
      <text:p text:style-name="P6">Organized: A superstar host would need to have every aspect of the visit planned out and have all of the details ready. It would be crucial for the success of the trip that they are careful with the information and have an itinerary that the group can stick to for the most part. It will reassure the visiting students, as well as ensure that the time is well spent (in addition to any money invested in the project).</text:p>
      <text:p text:style-name="P6"/>
      <text:p text:style-name="P7">Knowledgeable: Without knowledge of their area, the host would not be able to entertain the students who are visiting. A superstar host would be very familiar with the area, places to eat, entertainment, public events, landmarks, etc. A knowledgeable host would give students reassurance that they would traverse through the city safely and efficiently, and get to see everything worth seeing.</text:p>
      <text:p text:style-name="P7"/>
      <text:p text:style-name="P3">Non-Players:</text:p>
      <text:p text:style-name="P8">Unmotivated: A host who is unmotivated has no place in my team. They would not be interested in the project in general, and would not be able to provide a worth-while trip for the visiting students.</text:p>
      <text:p text:style-name="P8"/>
      <text:p text:style-name="P9">Dishonest: Someone who constantly lies to the project leader, fellow hosts, and their visiting students is a definite non-player. There is no reason why someone who is dishonest should be part of a team like this.</text:p>
      <text:p text:style-name="P9"/>
      <text:p text:style-name="P9">Bigoted: Someone who cannot get over their own viewpoints cannot be a good host. They are in charge of a group of extremely diverse students from a range of backgrounds, and they are in charge of providing an enriching experience to these students. Without an open mind, <text:span text:style-name="T1">this teammate becomes a non-player.</text:span></text:p>
      <text:p text:style-name="P9"/>
      <text:p text:style-name="P4">PACT Couplets:</text:p>
      <text:p text:style-name="P10">Victors vs. Victims: The success of individual trips depends on the dedication of the hosts. There are no excuses for the host to have a negative outlook on the project.</text:p>
      <text:p text:style-name="P10"/>
      <text:p text:style-name="P10">Gutsy vs. Gasconade: Sometimes it will take guts to make a call that benefits the team, and anyone not willing to take moderate risks will hold the team back.</text:p>
      <text:p text:style-name="P10"/>
      <text:p text:style-name="P11">Inspiration vs. Obligation: Team members should be proud of their job, and be inspired to work harder. <text:soft-page-break/>Workers who focus only on obligation do not go the extra mile.</text:p>
      <text:p text:style-name="P11"/>
      <text:p text:style-name="P11">Focus vs. Fissure: Teams should be focused on the task at hand, and not let any individual problems get in the way of the project or worse, splinter into a larger problem.</text:p>
      <text:p text:style-name="P11"/>
      <text:p text:style-name="P12">This is Now vs. That was Then: This program is one that needs to evolve as the program grows, encouraging students to participate multiple times, and changing based on what is needed, not focused on where the project was x months ago.</text:p>
      <text:p text:style-name="P12"/>
      <text:p text:style-name="P12">Priorities vs. Preferences: This team needs members who put the job first and who hopefully enjoy it as well. There is no time to waste with people who only participate in the parts of the job that they enjoy, and ignore their other responsibilities.</text:p>
      <text:p text:style-name="P12"/>
      <text:p text:style-name="P12">Resonance vs. Dissonance: </text:p>
      <text:p text:style-name="P12">Superstars would be able to <text:span text:style-name="T2">set standards for the team, as a way of keeping their work and others work organized and up to par. Non-players would use the opposite approach, using negativity to keep the attention on themselves instead of the actual work being done.</text:span></text:p>
      <text:p text:style-name="P12"/>
      <text:p text:style-name="P5">Quan-Com Factors:</text:p>
      <text:p text:style-name="P13">Perceptiveness: Team members need to be able to see a problem before it happens and be able to fix it. Hosts need to be able to see that a certain group will not be able to attend an event, or that a certain event will not fit in the itinerary of the group. Problem solvers are a must have for the team.</text:p>
      <text:p text:style-name="P13"/>
      <text:p text:style-name="P13">Work Ethic: It is important for workers to have a strong and stable work ethic, so that as a project manager I can be sure that they are putting in quality work, and making myself and the program look good. The entire team relies on each individual to put in their fair share of work.</text:p>
      <text:p text:style-name="P13"/>
      <text:p text:style-name="P14">Communication: A team is nothing without communication skills. Members must be able to communicate properly with their teammates, and be able to split up work effectively, and deliver it on time. If a team is organized and can communicate properly, projects can be completely in a timely and effective manner, which will help the team to succeed. Hosts can communicate with other hosts to see what strategy works the best, and which attractions people seem to enjoy the most, as well as which have been visited alrea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02:06:15.732198201</meta:creation-date>
    <dc:date>2015-10-30T03:53:24.538021929</dc:date>
    <meta:editing-duration>PT1H1M2S</meta:editing-duration>
    <meta:editing-cycles>10</meta:editing-cycles>
    <meta:generator>LibreOffice/4.4.2.2$Linux_X86_64 LibreOffice_project/40m0$Build-2</meta:generator>
    <meta:document-statistic meta:table-count="0" meta:image-count="0" meta:object-count="0" meta:page-count="2" meta:paragraph-count="24" meta:word-count="921" meta:character-count="5234" meta:non-whitespace-character-count="4334"/>
  </office:meta>
</office:document-meta>
</file>